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fc561a1-7fff-3d3e-abf7-d90b3854ec95"/>First of all, i’m going to read the project to be sure i understand what i have to do and i don’t miss anything.</text:p>
      <text:p text:style-name="P1">I going to read it several times and take notes too.</text:p>
      <text:p text:style-name="P1">Then i’m going to make research for words or methodes i don’t know or don’t understand.</text:p>
      <text:p text:style-name="P1">When it’s clear for me, i’m going to organize myself to make what it is more important to do. After that , i’ll begin to make work, define classes etc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5:29:28.201411986</meta:creation-date>
    <dc:date>2020-06-17T15:30:16.601273897</dc:date>
    <meta:editing-duration>PT49S</meta:editing-duration>
    <meta:editing-cycles>1</meta:editing-cycles>
    <meta:document-statistic meta:table-count="0" meta:image-count="0" meta:object-count="0" meta:page-count="1" meta:paragraph-count="4" meta:word-count="81" meta:character-count="401" meta:non-whitespace-character-count="324"/>
    <meta:generator>LibreOffice/6.4.3.2$Linux_X86_64 LibreOffice_project/40$Build-2</meta:generator>
  </office:meta>
</office:document-meta>
</file>